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2000000258CE27E50E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frepa-title">
      <style:graphic-properties draw:auto-grow-height="true" fo:min-height="3.663cm"/>
    </style:style>
    <style:style style:name="pr2" style:family="presentation" style:parent-style-name="lyt-frepa-subtitle">
      <style:graphic-properties draw:fill-color="#ffffff" draw:auto-grow-height="true" fo:min-height="15.662cm"/>
    </style:style>
    <style:style style:name="pr3" style:family="presentation" style:parent-style-name="lyt-frepa-notes">
      <style:graphic-properties draw:fill-color="#ffffff" draw:auto-grow-height="true" fo:min-height="13.364cm"/>
    </style:style>
    <style:style style:name="pr4" style:family="presentation" style:parent-style-name="lyt-frepa-title">
      <style:graphic-properties fo:min-height="3.506cm"/>
    </style:style>
    <style:style style:name="pr5" style:family="presentation" style:parent-style-name="lyt-frepa-outline1">
      <style:graphic-properties fo:min-height="42cm"/>
    </style:style>
    <style:style style:name="pr6" style:family="presentation" style:parent-style-name="lyt-frepa-outline1">
      <style:graphic-properties draw:auto-grow-height="true" fo:min-height="11.586cm"/>
    </style:style>
    <style:style style:name="pr7" style:family="presentation" style:parent-style-name="lyt-frepa-outline1">
      <style:graphic-properties fo:min-height="13.86cm"/>
    </style:style>
    <style:style style:name="pr8" style:family="presentation" style:parent-style-name="lyt-frepa-outline1">
      <style:graphic-properties draw:auto-grow-height="true" fo:min-height="13.129cm"/>
    </style:style>
    <style:style style:name="P1" style:family="paragraph">
      <style:text-properties fo:font-size="32pt"/>
    </style:style>
    <style:style style:name="P2" style:family="paragraph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3" style:family="paragraph">
      <style:text-properties fo:font-size="20pt"/>
    </style:style>
    <style:style style:name="P4" style:family="paragraph">
      <style:text-properties fo:color="#ffffff" fo:font-size="32pt" style:font-size-asian="32pt" style:font-size-complex="32pt"/>
    </style:style>
    <style:style style:name="P5" style:family="paragraph">
      <style:text-properties fo:font-style="italic" fo:text-shadow="none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" style:family="text">
      <style:text-properties fo:font-size="72pt" fo:font-style="italic" style:text-underline-style="solid" style:text-underline-width="auto" style:text-underline-color="font-color" fo:font-weight="bold" style:font-size-asian="72pt" style:font-style-asian="italic" style:font-weight-asian="bold" style:font-size-complex="72pt" style:font-style-complex="italic" style:font-weight-complex="bold"/>
    </style:style>
    <style:style style:name="T2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3" style:family="text">
      <style:text-properties fo:color="#ffffff"/>
    </style:style>
    <style:style style:name="T4" style:family="text">
      <style:text-properties fo:color="#ffffff" fo:font-size="32pt" style:font-size-asian="32pt" style:font-size-complex="32pt"/>
    </style:style>
    <style:style style:name="T5" style:family="text">
      <style:text-properties fo:font-style="italic" fo:text-shadow="none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Von Markus, Philipp &amp; Viktor</presentation:footer-decl>
      <draw:page draw:name="page1" draw:style-name="dp1" draw:master-page-name="lyt-frepa" presentation:presentation-page-layout-name="AL1T32" presentation:use-footer-name="ftr1">
        <office:forms form:automatic-focus="false" form:apply-design-mode="false"/>
        <draw:frame presentation:style-name="pr1" draw:layer="layout" svg:width="24.099cm" svg:height="3.663cm" svg:x="2.7cm" svg:y="1.837cm" presentation:class="title" presentation:user-transformed="true">
          <draw:text-box>
            <text:p><text:s/></text:p>
          </draw:text-box>
        </draw:frame>
        <draw:frame presentation:style-name="pr2" draw:text-style-name="P1" draw:layer="layout" svg:width="24.099cm" svg:height="15.662cm" svg:x="2.7cm" svg:y="1.837cm" presentation:class="subtitle">
          <draw:text-box>
            <text:p><text:span text:style-name="T1"/></text:p>
            <text:p><text:span text:style-name="T1">Thwitter</text:span></text:p>
            <text:p/>
            <text:p/>
            <text:p/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frepa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6cm" svg:x="1.4cm" svg:y="0.837cm" presentation:class="title" presentation:user-transformed="true">
          <draw:text-box>
            <text:p text:style-name="P2"><text:span text:style-name="T2">Festlegung der Teilaufgaben</text:span></text:p>
          </draw:text-box>
        </draw:frame>
        <draw:frame presentation:style-name="pr5" draw:layer="layout" svg:width="23.1cm" svg:height="42cm" svg:x="3.5cm" svg:y="5.91cm" presentation:class="outline" presentation:user-transformed="true">
          <draw:text-box>
            <text:list text:style-name="L2">
              <text:list-header>
                <text:p>Aufgabenstellung: ca. drei Websites für </text:p>
              </text:list-header>
            </text:list>
            <text:list text:style-name="L3">
              <text:list-item>
                <text:list>
                  <text:list-header>
                    <text:p><text:span text:style-name="T3"/></text:p>
                  </text:list-header>
                  <text:list-item>
                    <text:p><text:span text:style-name="T3">Login</text:span></text:p>
                    <text:p><text:span text:style-name="T3"/></text:p>
                  </text:list-item>
                  <text:list-item>
                    <text:p><text:span text:style-name="T3">Registrierung</text:span></text:p>
                    <text:p><text:span text:style-name="T3"/></text:p>
                  </text:list-item>
                  <text:list-item>
                    <text:p><text:span text:style-name="T3">Homepage</text:span></text:p>
                  </text:list-item>
                </text:list>
              </text:list-item>
            </text:list>
            <text:list text:style-name="L2">
              <text:list-header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frepa" presentation:presentation-page-layout-name="AL2T1" presentation:use-footer-name="ftr1">
        <office:forms form:automatic-focus="false" form:apply-design-mode="false"/>
        <draw:frame presentation:style-name="pr1" draw:text-style-name="P2" draw:layer="layout" svg:width="24.099cm" svg:height="3.663cm" svg:x="2.7cm" svg:y="1.837cm" presentation:class="title">
          <draw:text-box>
            <text:list text:style-name="L1">
              <text:list-header>
                <text:p text:style-name="P2"><text:span text:style-name="T2">Aufteilung in drei größere Teilgebiete</text:span></text:p>
              </text:list-header>
            </text:list>
          </draw:text-box>
        </draw:frame>
        <draw:frame presentation:style-name="pr6" draw:layer="layout" svg:width="23.099cm" svg:height="11.586cm" svg:x="3.5cm" svg:y="5.914cm" presentation:class="outline">
          <draw:text-box>
            <text:list text:style-name="L2">
              <text:list-header>
                <text:p/>
                <text:p>Layoutentwicklung</text:p>
                <text:p/>
                <text:p>Komponentenentwicklung</text:p>
                <text:p/>
                <text:p>Design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frepa" presentation:presentation-page-layout-name="AL2T1" presentation:use-footer-name="ftr1">
        <office:forms form:automatic-focus="false" form:apply-design-mode="false"/>
        <draw:frame presentation:style-name="pr1" draw:text-style-name="P2" draw:layer="layout" svg:width="24.099cm" svg:height="3.663cm" svg:x="2.7cm" svg:y="1.837cm" presentation:class="title">
          <draw:text-box>
            <text:p text:style-name="P2"><text:span text:style-name="T2">Brainstorming</text:span></text:p>
          </draw:text-box>
        </draw:frame>
        <draw:frame presentation:style-name="pr7" draw:text-style-name="P4" draw:layer="layout" svg:width="23.1cm" svg:height="13.86cm" svg:x="3.5cm" svg:y="5.91cm" presentation:class="outline" presentation:user-transformed="true">
          <draw:text-box>
            <text:list text:style-name="L2">
              <text:list-header>
                <text:p><text:span text:style-name="T4">Verschiedene Layout- &amp; Designkonzepte</text:span></text:p>
                <text:p text:style-name="P4"><text:span text:style-name="T4"/></text:p>
                <text:p><text:span text:style-name="T4">Beispiel: drei verschiedene Buttonstyles</text:span></text:p>
                <text:p><text:span text:style-name="T4">Loginboxen (Anmeldeformular 2 styles)</text:span></text:p>
                <text:p text:style-name="P4"><text:span text:style-name="T4"/></text:p>
                <text:p><text:span text:style-name="T4">Vier Seiten statt drei </text:span></text:p>
                <text:p><text:span text:style-name="T4">(Start-, Login-, Register-, Mainpage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frepa" presentation:presentation-page-layout-name="AL2T1" presentation:use-footer-name="ftr1">
        <office:forms form:automatic-focus="false" form:apply-design-mode="false"/>
        <draw:frame presentation:style-name="pr1" draw:text-style-name="P2" draw:layer="layout" svg:width="24.099cm" svg:height="3.663cm" svg:x="2.7cm" svg:y="1.837cm" presentation:class="title">
          <draw:text-box>
            <text:p text:style-name="P2"><text:span text:style-name="T2">Entscheidungsphase</text:span></text:p>
          </draw:text-box>
        </draw:frame>
        <draw:frame presentation:style-name="pr8" draw:layer="layout" svg:width="23.099cm" svg:height="13.129cm" svg:x="3.5cm" svg:y="5.914cm" presentation:class="outline" presentation:user-transformed="true">
          <draw:text-box>
            <text:list text:style-name="L2">
              <text:list-header>
                <text:p>Entscheidung für endgültiges Layout</text:p>
                <text:p/>
                <text:p>Größtenteils finale Designentscheidungen</text:p>
                <text:p>(restliche Details wurden während der Implementierung geklärt)</text:p>
                <text:p/>
                <text:p>„Welches HTML5-Element wohin“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frepa" presentation:presentation-page-layout-name="AL2T1" presentation:use-footer-name="ftr1">
        <office:forms form:automatic-focus="false" form:apply-design-mode="false"/>
        <draw:frame presentation:style-name="pr1" draw:text-style-name="P2" draw:layer="layout" svg:width="24.099cm" svg:height="3.663cm" svg:x="2.7cm" svg:y="1.837cm" presentation:class="title">
          <draw:text-box>
            <text:p text:style-name="P2"><text:span text:style-name="T2">Implementierung HTML5</text:span></text:p>
          </draw:text-box>
        </draw:frame>
        <draw:frame presentation:style-name="pr7" draw:layer="layout" svg:width="23.1cm" svg:height="13.86cm" svg:x="3.5cm" svg:y="5.91cm" presentation:class="outline" presentation:user-transformed="true">
          <draw:text-box>
            <text:list text:style-name="L2">
              <text:list-header>
                <text:p/>
                <text:p>Startpage mit rudimentärem Login &amp; Registrierung bevorzugt</text:p>
                <text:p/>
                <text:p>Navigationselemente (z. B. Buttons)</text:p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frepa" presentation:presentation-page-layout-name="AL2T1" presentation:use-footer-name="ftr1">
        <office:forms form:automatic-focus="false" form:apply-design-mode="false"/>
        <draw:frame presentation:style-name="pr1" draw:text-style-name="P5" draw:layer="layout" svg:width="24.099cm" svg:height="3.663cm" svg:x="2.7cm" svg:y="1.837cm" presentation:class="title">
          <draw:text-box>
            <text:p text:style-name="P5"><text:span text:style-name="T5">Implementierung CSS</text:span></text:p>
          </draw:text-box>
        </draw:frame>
        <draw:frame presentation:style-name="pr7" draw:layer="layout" svg:width="23.1cm" svg:height="13.86cm" svg:x="3.5cm" svg:y="5.91cm" presentation:class="outline" presentation:user-transformed="true">
          <draw:text-box>
            <text:list text:style-name="L2">
              <text:list-header>
                <text:p>Umsetzung des Styles in externes Stylesheet</text:p>
                <text:p/>
                <text:p>Daraus folgt ein gemeinsamer Style → überflüssiger und doppelter CSS-Code finden und entfernen</text:p>
                <text:p/>
                <text:p>Responsive Design beachten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frepa" presentation:presentation-page-layout-name="AL2T1" presentation:use-footer-name="ftr1">
        <office:forms form:automatic-focus="false" form:apply-design-mode="false"/>
        <draw:frame presentation:style-name="pr1" draw:text-style-name="P2" draw:layer="layout" svg:width="24.099cm" svg:height="3.663cm" svg:x="2.7cm" svg:y="1.837cm" presentation:class="title">
          <draw:text-box>
            <text:p text:style-name="P2"><text:span text:style-name="T2">Probleme bei der Implementierung</text:span></text:p>
          </draw:text-box>
        </draw:frame>
        <draw:frame presentation:style-name="pr6" draw:layer="layout" svg:width="23.099cm" svg:height="11.586cm" svg:x="3.5cm" svg:y="5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shapes6" xlink:href="Pictures/100000000000032000000258CE27E50E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frepa-background" style:family="presentation">
      <style:graphic-properties draw:stroke="none" draw:fill="bitmap" draw:fill-image-name="ashapes6" style:repeat="stretch"/>
    </style:style>
    <style:style style:name="lyt-frepa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frepa-notes" style:family="presentation">
      <style:graphic-properties draw:stroke="none" draw:fill="none">
        <text:list-style style:name="lyt-frep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frepa-outline1" style:family="presentation">
      <style:graphic-properties draw:stroke="none" draw:fill="none">
        <text:list-style style:name="lyt-frepa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outline2" style:family="presentation" style:parent-style-name="lyt-frep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frepa-outline3" style:family="presentation" style:parent-style-name="lyt-frep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frepa-outline4" style:family="presentation" style:parent-style-name="lyt-frep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frepa-outline5" style:family="presentation" style:parent-style-name="lyt-frep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frepa-outline6" style:family="presentation" style:parent-style-name="lyt-frep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frepa-outline7" style:family="presentation" style:parent-style-name="lyt-frep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frepa-outline8" style:family="presentation" style:parent-style-name="lyt-frep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frepa-outline9" style:family="presentation" style:parent-style-name="lyt-frep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frepa-subtitle" style:family="presentation">
      <style:graphic-properties draw:stroke="none" draw:fill="none" draw:textarea-vertical-align="middle">
        <text:list-style style:name="lyt-frep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title" style:family="presentation">
      <style:graphic-properties draw:stroke="none" draw:fill="none" draw:textarea-vertical-align="middle">
        <text:list-style style:name="lyt-frep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shapes6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frep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frep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frep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lyt-frepa" style:page-layout-name="PM1" draw:style-name="Mdp2">
      <office:forms form:automatic-focus="false" form:apply-design-mode="false"/>
      <draw:frame presentation:style-name="lyt-frepa-title" draw:layer="backgroundobjects" svg:width="24.099cm" svg:height="3.663cm" svg:x="2.7cm" svg:y="1.837cm" presentation:class="title" presentation:placeholder="true">
        <draw:text-box/>
      </draw:frame>
      <draw:frame presentation:style-name="lyt-frepa-outline1" draw:layer="backgroundobjects" svg:width="23.099cm" svg:height="11.586cm" svg:x="3.5cm" svg:y="5.914cm" presentation:class="outline" presentation:placeholder="true">
        <draw:text-box/>
      </draw:frame>
      <draw:frame presentation:style-name="Mpr4" draw:text-style-name="MP4" draw:layer="backgroundobjects" svg:width="6.523cm" svg:height="1.448cm" svg:x="2.7cm" svg:y="18.7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10.276cm" svg:y="18.7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7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frepa-title" draw:layer="backgroundobjects" svg:width="14.848cm" svg:height="11.136cm" svg:x="3.075cm" svg:y="2.257cm" presentation:class="page"/>
        <draw:frame presentation:style-name="lyt-frep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erius </meta:initial-creator>
    <meta:creation-date>2017-04-24T11:44:23.33</meta:creation-date>
    <meta:editing-duration>PT1H4M24S</meta:editing-duration>
    <meta:editing-cycles>12</meta:editing-cycles>
    <dc:date>2017-04-25T14:29:57.41</dc:date>
    <dc:creator>Lerius </dc:creator>
    <meta:generator>OpenOffice/4.1.3$Win32 OpenOffice.org_project/413m1$Build-9783</meta:generator>
    <meta:document-statistic meta:object-count="64"/>
  </office:meta>
</office:document-meta>
</file>